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width="0.051cm" draw:marker-start="" draw:marker-start-width="0.381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56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0000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draw:marker-start-width="0.381cm" draw:marker-end="Arrow" draw:marker-end-width="0.127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-width="0.38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family="Symbol" fo:font-size="12pt" style:font-size-asian="12pt" style:font-size-complex="12pt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Symbol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254cm" svg:height="4.096cm" svg:x="3.894cm" svg:y="3.14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2" draw:text-style-name="P1" draw:layer="layout" svg:width="4.835cm" svg:height="1.293cm" svg:x="3.695cm" svg:y="6.098cm">
          <text:p text:style-name="P4"/>
        </draw:rect>
        <draw:line draw:style-name="gr3" draw:text-style-name="P1" draw:layer="layout" svg:x1="8.158cm" svg:y1="5.245cm" svg:x2="9.441cm" svg:y2="5.241cm">
          <text:p text:style-name="P4"/>
        </draw:line>
        <draw:line draw:style-name="gr4" draw:text-style-name="P1" draw:layer="layout" svg:x1="4.996cm" svg:y1="5.938cm" svg:x2="6.006cm" svg:y2="5.265cm">
          <text:p text:style-name="P4"/>
        </draw:line>
        <draw:line draw:style-name="gr4" draw:text-style-name="P1" draw:layer="layout" svg:x1="6.004cm" svg:y1="5.255cm" svg:x2="8.133cm" svg:y2="5.256cm">
          <text:p text:style-name="P4"/>
        </draw:line>
        <draw:line draw:style-name="gr4" draw:text-style-name="P1" draw:layer="layout" svg:x1="5.996cm" svg:y1="5.239cm" svg:x2="5.96cm" svg:y2="3.129cm">
          <text:p text:style-name="P4"/>
        </draw:line>
        <draw:line draw:style-name="gr5" draw:text-style-name="P1" draw:layer="layout" svg:x1="7.296cm" svg:y1="5.739cm" svg:x2="6.052cm" svg:y2="5.271cm">
          <text:p text:style-name="P4"/>
        </draw:line>
        <draw:line draw:style-name="gr5" draw:text-style-name="P1" draw:layer="layout" svg:x1="7.298cm" svg:y1="4.078cm" svg:x2="7.344cm" svg:y2="5.771cm">
          <text:p text:style-name="P4"/>
        </draw:line>
        <draw:line draw:style-name="gr6" draw:text-style-name="P1" draw:layer="layout" svg:x1="6.036cm" svg:y1="5.218cm" svg:x2="7.306cm" svg:y2="4.078cm">
          <text:p text:style-name="P4"/>
        </draw:line>
        <draw:custom-shape draw:style-name="gr7" draw:text-style-name="P1" draw:layer="layout" svg:width="0.084cm" svg:height="0.084cm" svg:x="7.282cm" svg:y="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3" draw:layer="layout" svg:width="0.654cm" svg:height="0.763cm" svg:x="6.321cm" svg:y="3.966cm">
          <draw:text-box>
            <text:p text:style-name="P2"><text:span text:style-name="T1">r</text:span></text:p>
          </draw:text-box>
        </draw:frame>
        <draw:path draw:style-name="gr9" draw:text-style-name="P1" draw:layer="layout" svg:width="0.799cm" svg:height="0.14cm" svg:x="5.681cm" svg:y="5.471cm" svg:viewBox="0 0 800 141" svg:d="m0 13c386 297 800-13 800-13">
          <text:p text:style-name="P4"/>
        </draw:path>
        <draw:path draw:style-name="gr9" draw:text-style-name="P1" draw:layer="layout" svg:width="0.466cm" svg:height="0.09cm" svg:x="5.975cm" svg:y="4.752cm" svg:viewBox="0 0 467 91" svg:d="m0 91c170-101 298-91 298-91l169 91">
          <text:p text:style-name="P4"/>
        </draw:path>
        <draw:frame draw:style-name="gr8" draw:text-style-name="P5" draw:layer="layout" svg:width="0.714cm" svg:height="0.725cm" svg:x="3.783cm" svg:y="6.007cm">
          <draw:text-box>
            <text:p text:style-name="P4"><text:span text:style-name="T2">x</text:span></text:p>
          </draw:text-box>
        </draw:frame>
        <draw:frame draw:style-name="gr8" draw:text-style-name="P5" draw:layer="layout" svg:width="0.714cm" svg:height="0.725cm" svg:x="9.308cm" svg:y="4.848cm">
          <draw:text-box>
            <text:p text:style-name="P4"><text:span text:style-name="T2">y</text:span></text:p>
          </draw:text-box>
        </draw:frame>
        <draw:frame draw:style-name="gr8" draw:text-style-name="P5" draw:layer="layout" svg:width="0.714cm" svg:height="0.725cm" svg:x="5.921cm" svg:y="2.095cm">
          <draw:text-box>
            <text:p text:style-name="P4"><text:span text:style-name="T2">z</text:span></text:p>
          </draw:text-box>
        </draw:frame>
        <draw:line draw:style-name="gr3" draw:text-style-name="P1" draw:layer="layout" svg:x1="5.966cm" svg:y1="3.145cm" svg:x2="5.952cm" svg:y2="2.487cm">
          <text:p text:style-name="P4"/>
        </draw:line>
        <draw:line draw:style-name="gr3" draw:text-style-name="P1" draw:layer="layout" svg:x1="4.973cm" svg:y1="5.945cm" svg:x2="4.3cm" svg:y2="6.389cm">
          <text:p text:style-name="P4"/>
        </draw:line>
        <draw:custom-shape draw:style-name="gr10" draw:text-style-name="P1" draw:layer="layout" svg:width="4.223cm" svg:height="1.402cm" svg:x="3.909cm" svg:y="4.62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6" draw:layer="layout" svg:width="0.722cm" svg:height="0.806cm" svg:x="5.883cm" svg:y="3.99cm">
          <draw:text-box>
            <text:p text:style-name="P4"><text:span text:style-name="T3">q</text:span></text:p>
          </draw:text-box>
        </draw:frame>
        <draw:frame draw:style-name="gr8" draw:text-style-name="P6" draw:layer="layout" svg:width="0.722cm" svg:height="0.806cm" svg:x="5.742cm" svg:y="5.37cm">
          <draw:text-box>
            <text:p text:style-name="P4"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0T06:36:00</meta:creation-date>
    <dc:creator>Jussi Eloranta</dc:creator>
    <dc:date>2007-12-20T07:01:35</dc:date>
    <meta:editing-cycles>21</meta:editing-cycles>
    <meta:editing-duration>PT25M3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